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0066b3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0066b3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bc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#fedcc6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" style:family="table-cell">
      <style:table-cell-properties style:vertical-align="middle" fo:background-color="#bee3d3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37c0c" officeooo:paragraph-rsid="00137c0c"/>
    </style:style>
    <style:style style:name="P2" style:family="paragraph" style:parent-style-name="Standard" style:list-style-name="L1">
      <style:text-properties officeooo:rsid="00137c0c" officeooo:paragraph-rsid="00137c0c"/>
    </style:style>
    <style:style style:name="P3" style:family="paragraph" style:parent-style-name="Standard">
      <style:text-properties fo:color="#ffffff" officeooo:rsid="00137c0c" officeooo:paragraph-rsid="00137c0c"/>
    </style:style>
    <style:style style:name="P4" style:family="paragraph" style:parent-style-name="Standard">
      <style:text-properties officeooo:rsid="00144c0b" officeooo:paragraph-rsid="00144c0b"/>
    </style:style>
    <style:style style:name="P5" style:family="paragraph" style:parent-style-name="Standard" style:list-style-name="L2">
      <style:text-properties officeooo:rsid="00144c0b" officeooo:paragraph-rsid="00144c0b"/>
    </style:style>
    <style:style style:name="P6" style:family="paragraph" style:parent-style-name="Standard" style:list-style-name="L2">
      <style:text-properties fo:font-weight="bold" officeooo:rsid="00144c0b" officeooo:paragraph-rsid="00144c0b" style:font-weight-asian="bold" style:font-weight-complex="bold"/>
    </style:style>
    <style:style style:name="P7" style:family="paragraph" style:parent-style-name="Standard">
      <style:text-properties fo:font-weight="bold" officeooo:rsid="00144c0b" officeooo:paragraph-rsid="00144c0b" style:font-weight-asian="bold" style:font-weight-complex="bold"/>
    </style:style>
    <style:style style:name="P8" style:family="paragraph" style:parent-style-name="Header">
      <style:text-properties officeooo:rsid="00127499" officeooo:paragraph-rsid="00127499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658" officeooo:paragraph-rsid="001416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e16" officeooo:paragraph-rsid="001b0e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2ca0" officeooo:paragraph-rsid="001b2c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2edb" officeooo:paragraph-rsid="00162e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7459" officeooo:paragraph-rsid="0019745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d5b6" officeooo:paragraph-rsid="001ad5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0e16" officeooo:paragraph-rsid="001b0e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2ca0" officeooo:paragraph-rsid="001b2c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2ca0" officeooo:paragraph-rsid="001b2c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c0d3" officeooo:paragraph-rsid="0017c0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c0d3" officeooo:paragraph-rsid="0017c0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c0d3" officeooo:paragraph-rsid="0017c0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c0d3" officeooo:paragraph-rsid="0017c0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f30f" officeooo:paragraph-rsid="0017f3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87ef0" officeooo:paragraph-rsid="00187ef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658" officeooo:paragraph-rsid="001416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62edb" officeooo:paragraph-rsid="00162e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ad5b6" officeooo:paragraph-rsid="001ad5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97459"/>
    </style:style>
    <style:style style:name="T5" style:family="text">
      <style:text-properties fo:color="#0066b3" fo:font-weight="bold" style:font-weight-asian="bold" style:font-weight-complex="bold"/>
    </style:style>
    <style:style style:name="T6" style:family="text">
      <style:text-properties fo:color="#ed1c24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incípios da </text:span><text:span text:style-name="T2">Previdência Social</text:span>:</text:p>
      <text:list xml:id="list964427117" text:style-name="L1">
        <text:list-item>
          <text:p text:style-name="P2"><text:span text:style-name="T1">universalidade</text:span> de participação nos planos previdenciários;</text:p>
        </text:list-item>
        <text:list-item>
          <text:p text:style-name="P2"><text:span text:style-name="T1">uniformidade e equivalência</text:span> dos benefícios e serviços às populações urbanas e rurais;</text:p>
        </text:list-item>
        <text:list-item>
          <text:p text:style-name="P2"><text:span text:style-name="T1">seletividade e distributividade</text:span> na prestação dos benefícios;</text:p>
        </text:list-item>
        <text:list-item>
          <text:p text:style-name="P2">cálculo dos benefícios considerando-se os <text:span text:style-name="T1">salários de contribuição corrigidos monetariamente</text:span>;</text:p>
        </text:list-item>
        <text:list-item>
          <text:p text:style-name="P2"><text:span text:style-name="T1">irredutibilidade do valor dos benefícios</text:span>, de forma a <text:span text:style-name="T1">preservar-lhe o poder aquisitivo</text:span>;</text:p>
        </text:list-item>
        <text:list-item>
          <text:p text:style-name="P2">valor da renda mensal dos <text:span text:style-name="T1">benefícios substitutos</text:span> <text:span text:style-name="T1">do salário de contribuição </text:span>ou do rendimento do trabalho do segurado <text:span text:style-name="T1">não inferior ao salário mínimo</text:span>; e</text:p>
        </text:list-item>
        <text:list-item>
          <text:p text:style-name="P2">caráter <text:span text:style-name="T1">democrático e descentralizado</text:span> da administração, mediante <text:span text:style-name="T1">gestão quadripartite</text:span>, com participação dos trabalhores, dos empregadores, dos aposentados e do governo nos órgãos colegiados.</text:p>
        </text:list-item>
      </text:list>
      <text:p text:style-name="P1"/>
      <text:p text:style-name="P1">STJ: é <text:span text:style-name="T1">possível</text:span><text:span text:style-name="T3"> aplicar índices negativos de correção monetária aos benefícios previdenciários, </text:span><text:span text:style-name="T1">desde que preservado o valor </text:span><text:span text:style-name="T2">nominal</text:span><text:span text:style-name="T1"> do montante principal</text:span><text:span text:style-name="T3">.</text:span></text:p>
      <text:p text:style-name="P3"><text:span text:style-name="T3"/></text:p>
      <table:table table:name="Table1" table:style-name="Table1" table:template-name="Default Style">
        <table:table-column table:style-name="Table1.A" table:number-columns-repeated="2"/>
        <table:table-row table:style-name="Table1.1">
          <table:table-cell table:style-name="Table1.A1" office:value-type="string">
            <text:p text:style-name="P24">Princípios da <text:span text:style-name="T1">PREVIDÊNCIA SOCIAL</text:span></text:p>
          </table:table-cell>
          <table:table-cell table:style-name="Table1.B1" office:value-type="string">
            <text:p text:style-name="P24">Princípios da <text:span text:style-name="T1">SEGURIDADE SOCIAL</text:span></text:p>
          </table:table-cell>
        </table:table-row>
        <table:table-row>
          <table:table-cell table:style-name="Table1.A2" office:value-type="string">
            <text:p text:style-name="P9">Universalidade de participação nos planos previdenciários</text:p>
          </table:table-cell>
          <table:table-cell table:style-name="Table1.B2" office:value-type="string">
            <text:p text:style-name="P9">Universalidade da cobertura e do atendimento</text:p>
          </table:table-cell>
        </table:table-row>
        <table:table-row>
          <table:table-cell table:style-name="Table1.A2" office:value-type="string">
            <text:p text:style-name="P9">Cálculo dos benefícios considerando-se os salários de contribuição corrigidos monetariamente</text:p>
          </table:table-cell>
          <table:table-cell table:style-name="Table1.B2" office:value-type="string">
            <text:p text:style-name="P9">Equidade na forma de participação no custeio</text:p>
          </table:table-cell>
        </table:table-row>
        <table:table-row>
          <table:table-cell table:style-name="Table1.A2" office:value-type="string">
            <text:p text:style-name="P9">Valor da renda mensal dos benefícios substitutos do salário de contribuição ou do rendimento do trabalho do segurado não inferior ao salário mínimo</text:p>
          </table:table-cell>
          <table:table-cell table:style-name="Table1.B2" office:value-type="string">
            <text:p text:style-name="P9">Diversidade da base de financiamento</text:p>
          </table:table-cell>
        </table:table-row>
        <table:table-row>
          <table:table-cell table:style-name="Table1.A5" table:number-columns-spanned="2" office:value-type="string">
            <text:p text:style-name="P9">Uniformidade e equivalência dos benefícios e serviços às populações urbanas e rurais</text:p>
          </table:table-cell>
          <table:covered-table-cell/>
        </table:table-row>
        <table:table-row>
          <table:table-cell table:style-name="Table1.A5" table:number-columns-spanned="2" office:value-type="string">
            <text:p text:style-name="P9">Seletividade e distributividade na prestação dos serviços</text:p>
          </table:table-cell>
          <table:covered-table-cell/>
        </table:table-row>
        <table:table-row>
          <table:table-cell table:style-name="Table1.A5" table:number-columns-spanned="2" office:value-type="string">
            <text:p text:style-name="P9">Irredutibilidade do valor dos benefícios</text:p>
          </table:table-cell>
          <table:covered-table-cell/>
        </table:table-row>
        <table:table-row>
          <table:table-cell table:style-name="Table1.A5" table:number-columns-spanned="2" office:value-type="string">
            <text:p text:style-name="P9">Caráter democrático e descentralizado da administração, mediante gestão quadripartite, com participação dos trabalhadores, <text:s/>dos empregadores, dos aposentados e do governo nos órgãos colegiados</text:p>
          </table:table-cell>
          <table:covered-table-cell/>
        </table:table-row>
      </table:table>
      <text:p text:style-name="P1"><text:span text:style-name="T3"/></text:p>
      <text:p text:style-name="P4"><text:span text:style-name="T3">Previdência Social abrange apenas o RGPS e o RPPS. A previdência </text:span><text:span text:style-name="T1">complementar</text:span><text:span text:style-name="T3"> </text:span><text:span text:style-name="T1">não</text:span><text:span text:style-name="T3"> está mais abrangida pela Previdência Social.</text:span></text:p>
      <text:p text:style-name="P4"><text:span text:style-name="T3"/></text:p>
      <text:p text:style-name="P4"><text:span text:style-name="T3">O </text:span><text:span text:style-name="T1">RGPS</text:span><text:span text:style-name="T3"> garante a cobertura das seguintes situações:</text:span></text:p>
      <text:list xml:id="list4061628756" text:style-name="L2">
        <text:list-item>
          <text:p text:style-name="P5"><text:span text:style-name="T3">cobertura de eventos de doença, invalidez, morte e idade avançada;</text:span></text:p>
        </text:list-item>
        <text:list-item>
          <text:p text:style-name="P5"><text:span text:style-name="T3">proteção à maternidade, especialmente à gestante;</text:span></text:p>
        </text:list-item>
        <text:list-item>
          <text:p text:style-name="P5"><text:span text:style-name="T3">proteção ao trabalhador em situação de desemprego </text:span><text:span text:style-name="T1">involuntário</text:span><text:span text:style-name="T3">;</text:span></text:p>
        </text:list-item>
        <text:list-item>
          <text:p text:style-name="P6">salário família<text:span text:style-name="T3"> e </text:span>auxílio reclusão<text:span text:style-name="T3"> para os segurados de </text:span>baixa renda<text:span text:style-name="T3">; e</text:span></text:p>
        </text:list-item>
        <text:list-item>
          <text:p text:style-name="P6"><text:span text:style-name="T3">pensão por morte do segurado, homem ou mulher, <text:s/>ao cônjuge ou companheiro e dependentes.</text:span></text:p>
        </text:list-item>
      </text:list>
      <text:p text:style-name="P7"><text:span text:style-name="T3"/></text:p>
      <table:table table:name="Table2" table:style-name="Table2" table:template-name="Default Style">
        <table:table-column table:style-name="Table2.A"/>
        <text:soft-page-break/>
        <table:table-row table:style-name="Table2.1">
          <table:table-cell table:style-name="Table2.A1" office:value-type="string">
            <text:p text:style-name="P12">SEGURADOS OBRIGATÓRIOS: <text:span text:style-name="T4">EMPREGADO</text:span></text:p>
            <text:p text:style-name="P12"/>
            <text:p text:style-name="P12">Empregado<text:span text:style-name="T3">:</text:span></text:p>
            <text:p text:style-name="P25"><text:span text:style-name="T3">Aquele que presta serviço de natureza urbana ou rural a </text:span>empresa<text:span text:style-name="T3">, em caráter </text:span>não eventual<text:span text:style-name="T3">, sob sua subordinação (</text:span>jurídica<text:span text:style-name="T3">) e mediante remuneração, inclusive como </text:span>diretor empregado<text:span text:style-name="T3">.</text:span></text:p>
            <text:list xml:id="list3173554898" text:style-name="L3">
              <text:list-item>
                <text:p text:style-name="P18"><text:span text:style-name="T3">PF;</text:span></text:p>
              </text:list-item>
              <text:list-item>
                <text:p text:style-name="P18"><text:span text:style-name="T3">não eventualidade;</text:span></text:p>
              </text:list-item>
              <text:list-item>
                <text:p text:style-name="P18"><text:span text:style-name="T3">pessoalidade;</text:span></text:p>
              </text:list-item>
              <text:list-item>
                <text:p text:style-name="P18"><text:span text:style-name="T3">subordinação jurídica;</text:span></text:p>
              </text:list-item>
              <text:list-item>
                <text:p text:style-name="P18"><text:span text:style-name="T3">onerosidade.</text:span></text:p>
              </text:list-item>
            </text:list>
            <text:p text:style-name="P19"><text:span text:style-name="T3"/></text:p>
            <text:p text:style-name="P19"><text:span text:style-name="T3">Tanto o brasileiro quanto o esrtangeiro domiciliado no Brasil que for contratado para serviço no exterior, em sucursal, será considerado </text:span>empregado<text:span text:style-name="T3">, desde que a empresa:</text:span></text:p>
            <text:list xml:id="list413357452" text:style-name="L4">
              <text:list-item>
                <text:p text:style-name="P20"><text:span text:style-name="T3">seja constituída sob as leis brasileiras; e</text:span></text:p>
              </text:list-item>
              <text:list-item>
                <text:p text:style-name="P20"><text:span text:style-name="T3">tenha sede e administração no Brasil.</text:span></text:p>
              </text:list-item>
            </text:list>
            <text:p text:style-name="P19"><text:span text:style-name="T3"/></text:p>
            <text:p text:style-name="P19"><text:span text:style-name="T3">Missão diplomática ou repartição consular se equipara a uma empresa. Assim, brasileiros residentes, em regra, são contribuintes empregados. Mas há exceções:</text:span></text:p>
            <text:list xml:id="list3683781468" text:style-name="L5">
              <text:list-item>
                <text:p text:style-name="P21"><text:span text:style-name="T3">não brasileiro sem residência permanente no Brasil; e</text:span></text:p>
              </text:list-item>
              <text:list-item>
                <text:p text:style-name="P21"><text:span text:style-name="T3">brasileiro residente, mas amparado por legislação previdenciária do país da missão.</text:span></text:p>
              </text:list-item>
            </text:list>
            <text:p text:style-name="P19"><text:span text:style-name="T3"/></text:p>
            <text:p text:style-name="P19"><text:span text:style-name="T3">Brasileiro civil que trabalha no exterior para a </text:span>União<text:span text:style-name="T3"> é empregado, mesmo que seja domiciliado e contratado no exterior. Só não será empregado se for amparado por RPPS.</text:span></text:p>
            <text:p text:style-name="P19"><text:span text:style-name="T3"/></text:p>
            <text:p text:style-name="P22"><text:span text:style-name="T3">O </text:span>auxiliar local<text:span text:style-name="T3"> (brasileiro ou estrangeiro) que presta serviço à União no exterior só será segurado </text:span>empregado<text:span text:style-name="T3"> se ele não puder ser filiado ao sistema previdenciário local.</text:span></text:p>
            <text:p text:style-name="P22"><text:span text:style-name="T3"/></text:p>
            <text:p text:style-name="P22"><text:span text:style-name="T3">Servidor ocupante </text:span>exclusivamente <text:span text:style-name="T3">de CC é segurado empregado.</text:span></text:p>
            <text:p text:style-name="P22"><text:span text:style-name="T3"/></text:p>
            <text:p text:style-name="P22"><text:span text:style-name="T3">Servidor estadual ou municipal ocupante de cargo efetivo será segurado empregado somente se </text:span>não for amparado por RPPS<text:span text:style-name="T3">.</text:span></text:p>
            <text:p text:style-name="P22"><text:span text:style-name="T3"/></text:p>
            <text:p text:style-name="P22"><text:span text:style-name="T3">Os servidores temporários são segurados empregados.</text:span></text:p>
            <text:p text:style-name="P22"><text:span text:style-name="T3"/></text:p>
            <text:p text:style-name="P22"><text:span text:style-name="T3">Trabalhador rural </text:span>empregado<text:span text:style-name="T3"> → contratado <text:s/>por Produtor Rural PF para realizar atividades temporárias (até 2 meses dentro de 1 ano).</text:span></text:p>
            <text:p text:style-name="P22"><text:span text:style-name="T3">Trabalhador rural </text:span>segurado especial<text:span text:style-name="T3"> → trabalha em regime de economia familiar.</text:span></text:p>
            <text:p text:style-name="P22"><text:span text:style-name="T3">Trabalhador rural </text:span>contribuinte individual<text:span text:style-name="T3"> → trabalhador autônomo (caráter eventual) que presta serviços a uma ou mais empresas, sem relação de emprego.</text:span></text:p>
            <text:p text:style-name="P22"><text:span text:style-name="T3"/></text:p>
            <text:p text:style-name="P23"><text:span text:style-name="T3">Aprendiz é segurado empregado.</text:span></text:p>
          </table:table-cell>
        </table:table-row>
      </table:table>
      <text:p text:style-name="P7"><text:span text:style-name="T3"/></text:p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13">SEGURADO OBRIGATÓRIO: EMPREGADO DOMÉSTICO</text:p>
            <text:p text:style-name="P13"/>
            <text:p text:style-name="P14"><text:soft-page-break/>Empregado doméstico<text:span text:style-name="T3">:</text:span></text:p>
            <text:p text:style-name="P26"><text:span text:style-name="T3">PF que presta serviço de natureza </text:span>contínua<text:span text:style-name="T3">, mediante remuneração, </text:span>a pessoa ou família<text:span text:style-name="T3">, no âmbito </text:span>residencial<text:span text:style-name="T3"> desta, em </text:span>atividade sem fins lucrativos<text:span text:style-name="T3">.</text:span></text:p>
            <text:p text:style-name="P26"><text:span text:style-name="T3"/></text:p>
            <text:p text:style-name="P26"><text:span text:style-name="T3">LC 150/2015, Art. 1º Ao empregado doméstico, assim considerado aquele que presta serviços de forma contínua, subordinada, onerosa e pessoal e de finalidade não lucrativa à pessoa ou à família, no âmbito residencial destas, </text:span>por mais de 2 dias por semana<text:span text:style-name="T3">, aplica-se o disposto nesta Lei.</text:span></text:p>
          </table:table-cell>
        </table:table-row>
      </table:table>
      <text:p text:style-name="P7"><text:span text:style-name="T3"/></text:p>
      <table:table table:name="Table4" table:style-name="Table4" table:template-name="Default Style">
        <table:table-column table:style-name="Table4.A"/>
        <table:table-row table:style-name="Table4.1">
          <table:table-cell table:style-name="Table4.A1" office:value-type="string">
            <text:p text:style-name="P15">SEGURADO OBRIGATÓRIO: CONTRIBUINTE INDIVIDUAL</text:p>
            <text:p text:style-name="P10"/>
            <text:p text:style-name="P16">Contribuinte individual<text:span text:style-name="T3">:</text:span></text:p>
            <text:list xml:id="list1550979971" text:style-name="L6">
              <text:list-item>
                <text:p text:style-name="P17"><text:span text:style-name="T3">quem presta serviço de natureza urbana ou rural, em caráter </text:span>eventual<text:span text:style-name="T3">, a uma ou mais </text:span>empresas<text:span text:style-name="T3">, </text:span>sem relação de emprego<text:span text:style-name="T3">;</text:span></text:p>
              </text:list-item>
              <text:list-item>
                <text:p text:style-name="P17"><text:span text:style-name="T3">a PF que exerce, por conta própria, atividade econômica de natureza </text:span>urbana, com fins lucrativos ou não<text:span text:style-name="T3">;</text:span></text:p>
              </text:list-item>
              <text:list-item>
                <text:p text:style-name="P17"><text:span text:style-name="T3">PF, proprietária ou não, que explora </text:span>atividade agropecuária<text:span text:style-name="T3">, a qualquer título, em caráter permanente ou temporário, em área, contínua ou descontínua, </text:span>superior a 4 módulos fiscais<text:span text:style-name="T3">; ou, quando em área igual ou inferior a 4 módulos fiscais ou atividade pesqueira ou extrativista, com auxílio de empregados ou por intermédio de prepostos;</text:span></text:p>
              </text:list-item>
              <text:list-item>
                <text:p text:style-name="P17"><text:span text:style-name="T3">PF, proprietária ou não, que explora atividade de extração mineral, em caráter permanente ou temporário, diretamente ou por intermédio de prepostos, com ou sem o auxílio de empregados, utilizados a qualquer título, ainda que de forma não contínua;</text:span></text:p>
              </text:list-item>
              <text:list-item>
                <text:p text:style-name="P17"><text:span text:style-name="T3">padres e afins;</text:span></text:p>
              </text:list-item>
              <text:list-item>
                <text:p text:style-name="P17"><text:span text:style-name="T3">brasileiro civil que trabalha no exterior para </text:span>OI <text:span text:style-name="T3">do qual o Brasil seja membro efetivo, ainda que lá domiciliado e contratado, <text:s/>salvo se abarcado por RPPS;</text:span></text:p>
              </text:list-item>
            </text:list>
            <text:p text:style-name="P16"><text:span text:style-name="T3"/></text:p>
            <text:p text:style-name="P11">Brasileiro civil que trabalha, no exterior, <text:span text:style-name="T6">PARA A UNIÃO</text:span>, em OI que o Brasil seja membro → <text:span text:style-name="T6">EMPREGADO</text:span></text:p>
            <text:p text:style-name="P11">Brasileiro civil que trabalha, no exterior, <text:span text:style-name="T5">PARA OI</text:span><text:span text:style-name="T1"> </text:span>que o Brasil seja membro → <text:span text:style-name="T5">CONTRIBUINTE INDIVIDUAL</text:span></text:p>
          </table:table-cell>
        </table:table-row>
      </table:table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27499" officeooo:paragraph-rsid="0012749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RGPS: segurados. Empresa e empregador doméstic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07:57:18.396000000</meta:creation-date>
    <dc:date>2018-04-04T09:47:44.097000000</dc:date>
    <meta:editing-duration>PT1H8M20S</meta:editing-duration>
    <meta:editing-cycles>9</meta:editing-cycles>
    <meta:generator>LibreOffice/6.0.1.1$Windows_X86_64 LibreOffice_project/60bfb1526849283ce2491346ed2aa51c465abfe6</meta:generator>
    <meta:document-statistic meta:table-count="4" meta:image-count="0" meta:object-count="0" meta:page-count="3" meta:paragraph-count="66" meta:word-count="870" meta:character-count="5891" meta:non-whitespace-character-count="5109"/>
  </office:meta>
</office:document-meta>
</file>